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28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1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44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45" style:family="paragraph" style:parent-style-name="Table_20_Contents">
      <style:text-properties style:font-name="Arial" fo:font-size="8pt" style:font-size-asian="8pt" style:font-size-complex="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6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style:font-name="Arial" fo:font-size="8pt" fo:language="ru" fo:country="RU" fo:font-style="italic" style:text-underline-style="none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T21" style:family="text"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2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3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4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5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style:text-line-through-style="none" fo:language="ru" fo:country="RU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style:text-line-through-style="none" fo:language="ru" fo:country="RU" style:text-underline-style="none" fo:font-weight="normal" style:font-weight-asian="normal" style:font-weight-complex="normal"/>
    </style:style>
    <style:style style:name="T29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fo:color="#000000" style:text-line-through-style="none" fo:font-size="10pt" fo:language="ru" fo:country="RU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color="#000000" style:text-line-through-style="none" fo:font-size="10pt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34" style:family="text">
      <style:text-properties fo:language="ru" fo:country="RU"/>
    </style:style>
    <style:style style:name="T35" style:family="text">
      <style:text-properties style:font-name="Arial" fo:font-size="10pt" fo:language="ru" fo:country="RU" style:font-size-asian="10pt" style:font-size-complex="10pt"/>
    </style:style>
    <style:style style:name="T36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style:font-size-asian="10pt" style:font-size-complex="10pt"/>
    </style:style>
    <style:style style:name="T40" style:family="text">
      <style:text-properties style:font-name="Arial" fo:language="en" fo:country="US"/>
    </style:style>
    <style:style style:name="T41" style:family="text">
      <style:text-properties style:font-name="Arial" fo:language="en" fo:country="US" fo:font-weight="bold" style:font-weight-asian="bold" style:font-weight-complex="bold"/>
    </style:style>
    <style:style style:name="T42" style:family="text">
      <style:text-properties style:font-name="Arial" fo:font-size="8pt" style:font-name-asian="Times New Roman" style:font-size-asian="8pt" style:font-name-complex="Times New Roman" style:font-size-complex="8pt"/>
    </style:style>
    <style:style style:name="T43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46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51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53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54" style:family="text">
      <style:text-properties fo:font-variant="normal" fo:text-transform="none" fo:color="#333333" style:text-line-through-style="none" style:font-name="Arial1" fo:font-size="9.75pt" fo:language="ru" fo:country="RU" fo:font-style="normal" style:text-underline-style="none" fo:font-weight="normal" style:text-blinking="false" fo:background-color="transparent"/>
    </style:style>
    <style:style style:name="T55" style:family="text">
      <style:text-properties fo:font-variant="normal" fo:text-transform="none" fo:color="#333333" style:text-line-through-style="none" style:font-name="Arial1" fo:font-size="9.75pt" fo:language="ru" fo:country="RU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fo:color="#333333" style:text-line-through-style="none" style:font-name="Arial1" fo:font-size="9.75pt" fo:language="ru" fo:country="RU" fo:font-style="normal" style:text-underline-style="none" fo:font-weight="normal" style:text-blinking="false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57" style:family="text">
      <style:text-properties fo:font-variant="normal" fo:text-transform="none" fo:color="#333333" style:text-line-through-style="none" style:font-name="Arial1" fo:font-size="9.75pt" fo:language="en" fo:country="US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333333" style:text-line-through-style="none" style:font-name="Arial1" fo:font-size="9.75pt" fo:language="en" fo:country="US" style:text-underline-style="none" fo:font-weight="normal" style:text-blinking="false" fo:background-color="transparent" style:font-weight-asian="normal" style:font-weight-complex="normal"/>
    </style:style>
    <style:style style:name="T59" style:family="text">
      <style:text-properties fo:font-variant="normal" fo:text-transform="none" fo:color="#333333" style:text-line-through-style="none" style:font-name="Arial1" fo:font-size="9.75pt" fo:font-style="normal" style:text-underline-style="none" fo:font-weight="normal" style:text-blinking="false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T60" style:family="text">
      <style:text-properties style:font-name="Arial" fo:font-size="8pt" fo:language="ru" fo:country="RU" style:font-size-asian="8pt" style:font-size-complex="8pt"/>
    </style:style>
    <style:style style:name="T61" style:family="text">
      <style:text-properties style:font-name="Arial" fo:font-size="8pt" fo:language="en" fo:country="US" style:font-size-asian="8pt" style:font-size-complex="8pt"/>
    </style:style>
    <style:style style:name="T62" style:family="text">
      <style:text-properties style:font-name="Arial" fo:language="ru" fo:country="RU"/>
    </style:style>
    <style:style style:name="T63" style:family="text">
      <style:text-properties fo:font-size="8pt" fo:language="ru" fo:country="RU" style:font-size-asian="8pt" style:font-size-complex="8pt"/>
    </style:style>
    <style:style style:name="T64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264312880" text:id="ct264312880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64312984" text:id="ct264312984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264313088" text:id="ct26431308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64313192" text:id="ct26431319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64313296" text:id="ct264313296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64313400" text:id="ct264313400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64313504" text:id="ct264313504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64313608" text:id="ct264313608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64313712" text:id="ct264313712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64313816" text:id="ct264313816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64313920" text:id="ct264313920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64314024" text:id="ct264314024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64314128" text:id="ct264314128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64314232" text:id="ct264314232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64314336" text:id="ct26431433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4314440" text:id="ct264314440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64314544" text:id="ct26431454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4314648" text:id="ct26431464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4314752" text:id="ct2643147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64314856" text:id="ct264314856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64314960" text:id="ct264314960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64315064" text:id="ct264315064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64315168" text:id="ct264315168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64315272" text:id="ct264315272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64315376" text:id="ct264315376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64315480" text:id="ct26431548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304575320" text:id="ct304575320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304575528" text:id="ct304575528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304575632" text:id="ct304575632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304575424" text:id="ct304575424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64316000" text:id="ct264316000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64316104" text:id="ct264316104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64316208" text:id="ct264316208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64316312" text:id="ct264316312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4316416" text:id="ct264316416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4623856" text:id="ct264623856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64623960" text:id="ct264623960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64624064" text:id="ct264624064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64624168" text:id="ct264624168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64624272" text:id="ct264624272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64624376" text:id="ct264624376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64624480" text:id="ct264624480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304575736" text:id="ct30457573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304575840" text:id="ct30457584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304576048" text:id="ct30457604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304576256" text:id="ct30457625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304575944" text:id="ct30457594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304576360" text:id="ct304576360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304576464" text:id="ct304576464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304576568" text:id="ct304576568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301728392" text:id="ct301728392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264624584" text:id="ct264624584">
          <text:insertion>
            <office:change-info>
              <dc:creator>&lt;анонимный&gt;</dc:creator>
              <dc:date>2013-08-03T01:19:00</dc:date>
            </office:change-info>
          </text:insertion>
        </text:changed-region>
        <text:changed-region xml:id="ct264624688" text:id="ct264624688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64624792" text:id="ct264624792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64624896" text:id="ct264624896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64625000" text:id="ct264625000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64625104" text:id="ct264625104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64625208" text:id="ct264625208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0"><text:span text:style-name="T12">№ медицинской карты: </text:span><text:change-start text:change-id="ct264312880"/><text:span text:style-name="T12">getData('number')</text:span><text:change-end text:change-id="ct264312880"/><text:span text:style-name="T12"> </text:span><text:span text:style-name="T37">(</text:span><text:span text:style-name="T35">Код вида оплаты:</text:span><text:span text:style-name="T18"> </text:span><text:change-start text:change-id="ct264312984"/><text:span text:style-name="T16">getFinanceCode(getData('appealType')['finance']['id'])</text:span><text:change-end text:change-id="ct264312984"/><text:span text:style-name="T12"> )</text:span></text:p>
      <text:p text:style-name="P14"/>
      <text:p text:style-name="P25"><text:span text:style-name="T25">1. Код пациента: </text:span><text:change-start text:change-id="ct264313088"/><text:span text:style-name="T22">getData('patient.id')</text:span><text:change-end text:change-id="ct264313088"/><text:span text:style-name="T23"> <text:tab/></text:span><text:span text:style-name="T25">2. Ф.И.О.: </text:span><text:change-start text:change-id="ct264313192"/><text:span text:style-name="T22">getFullName('patient.name')</text:span><text:change-end text:change-id="ct264313192"/><text:span text:style-name="T25"> </text:span></text:p>
      <text:p text:style-name="P23"><text:span text:style-name="T10">3. Пол: </text:span><text:change-start text:change-id="ct264313296"/><text:span text:style-name="T33">getSex('patient.sex')</text:span><text:change-end text:change-id="ct264313296"/><text:span text:style-name="T14"> <text:tab/></text:span><text:span text:style-name="T10">4. Дата рождения: </text:span><text:change-start text:change-id="ct264313400"/><text:span text:style-name="T12">formatDate('patient.birthDate'</text:span><text:span text:style-name="T18">)</text:span><text:change-end text:change-id="ct264313400"/><text:span text:style-name="T10"> (возраст: </text:span><text:change-start text:change-id="ct264313504"/><text:span text:style-name="T16">getData('age')</text:span><text:change-end text:change-id="ct264313504"/><text:span text:style-name="T10"> )</text:span></text:p>
      <text:p text:style-name="P12">5. Документ, удостов. личность: название, серия, номер: </text:p>
      <text:p text:style-name="P22"><text:span text:style-name="T10"><text:tab/> </text:span><text:change-start text:change-id="ct264313608"/><text:span text:style-name="T12"><office:annotation><dc:creator>&lt;анонимный&gt;</dc:creator><dc:date>2012-12-14T14:52:00.96</dc:date><text:p text:style-name="P46"><text:span text:style-name="T64">do text for idCard in data['patient']['idCards']</text:span></text:p></office:annotation></text:span><text:change-end text:change-id="ct264313608"/><text:change-start text:change-id="ct264313712"/><text:span text:style-name="T12">getData('docType.name', idCard)</text:span><text:change-end text:change-id="ct264313712"/><text:span text:style-name="T36"> </text:span><text:change-start text:change-id="ct264313816"/><text:span text:style-name="T36">getData('series', idCard)</text:span><text:change-end text:change-id="ct264313816"/><text:span text:style-name="T36"> </text:span><text:change-start text:change-id="ct264313920"/><text:span text:style-name="T36">getData('number', idCard)</text:span><text:change-end text:change-id="ct264313920"/><text:span text:style-name="T35"> </text:span></text:p>
      <text:p text:style-name="P27"><text:span text:style-name="T10">6. Адрес: регистрация по месту жительства: </text:span><text:change-start text:change-id="ct264314024"/><text:span text:style-name="T12">getAddress('patient.address.residential')</text:span><text:change-end text:change-id="ct264314024"/><text:span text:style-name="T14"> </text:span></text:p>
      <text:p text:style-name="P22"><text:span text:style-name="T10">7. Код территории проживания: </text:span><text:change-start text:change-id="ct264314128"/><text:span text:style-name="T16">getData('patient.address.residential.street.code')</text:span><text:change-end text:change-id="ct264314128"/><text:span text:style-name="T16">  </text:span><text:span text:style-name="T10">Житель: </text:span><text:change-start text:change-id="ct264314232"/><text:span text:style-name="T12">(simpleIf('patient.address.residential.localityType', 'Село', 'Город'))</text:span><text:change-end text:change-id="ct264314232"/><text:span text:style-name="T14"> </text:span></text:p>
      <text:p text:style-name="P29">8. Страховой полис (серия, номер): </text:p>
      <text:p text:style-name="P20"><text:span text:style-name="T25"><text:tab/> </text:span><text:change-start text:change-id="ct264314336"/><text:span text:style-name="T25"><office:annotation><dc:creator>&lt;анонимный&gt;</dc:creator><dc:date>2012-12-14T14:35:59.97</dc:date><text:p text:style-name="P47"><text:span text:style-name="T67">do text for payment in data['patient']['payments'] </text:span></text:p></office:annotation></text:span><text:change-end text:change-id="ct264314336"/><text:change-start text:change-id="ct264314440"/><text:span text:style-name="T22">getData('policyType.name', payment)</text:span><text:change-end text:change-id="ct264314440"/><text:span text:style-name="T22">, </text:span><text:change-start text:change-id="ct264314544"/><text:span text:style-name="T22">getData('smo.name', payment)</text:span><text:change-end text:change-id="ct264314544"/><text:span text:style-name="T22"> </text:span><text:change-start text:change-id="ct264314648"/><text:span text:style-name="T22">getData('series', payment)</text:span><text:change-end text:change-id="ct264314648"/><text:span text:style-name="T22"> </text:span><text:change-start text:change-id="ct264314752"/><text:span text:style-name="T22">getData('number', payment)</text:span><text:change-end text:change-id="ct264314752"/><text:span text:style-name="T34"> </text:span></text:p>
      <text:p text:style-name="P27"><text:span text:style-name="T10">9. Вид оплаты: </text:span><text:change-start text:change-id="ct264314856"/><text:span text:style-name="T18">getData('appealType')['finance']['name']</text:span><text:change-end text:change-id="ct264314856"/><text:span text:style-name="T10"> </text:span></text:p>
      <text:p text:style-name="P19"><text:span text:style-name="T5">10. Социальный статус: </text:span><text:change-start text:change-id="ct264314960"/><text:span text:style-name="T5"><office:annotation><dc:creator>&lt;анонимный&gt;</dc:creator><dc:date>2012-12-14T15:33:49.97</dc:date><text:p text:style-name="P47"><text:span text:style-name="T66">do text for occupation in data['patient']['occupations']</text:span></text:p></office:annotation></text:span><text:change-end text:change-id="ct264314960"/><text:change-start text:change-id="ct264315064"/><text:span text:style-name="T8">occupation['socialStatus']['status']</text:span><text:change-end text:change-id="ct264315064"/><text:span text:style-name="T8">; </text:span></text:p>
      <text:p text:style-name="P23"><text:span text:style-name="T10">11. Категория льготности: </text:span><text:change-start text:change-id="ct264315168"/><text:span text:style-name="T10"><office:annotation><dc:creator>&lt;анонимный&gt;</dc:creator><dc:date>2012-12-14T15:51:14.97</dc:date><text:p text:style-name="P47"><text:span text:style-name="T66">do text for disability in data['patient']['disabilities']</text:span></text:p></office:annotation></text:span><text:change-end text:change-id="ct264315168"/><text:change-start text:change-id="ct264315272"/><text:span text:style-name="T10">disability['disabilityType']['name']</text:span><text:change-end text:change-id="ct264315272"/><text:span text:style-name="T13"> </text:span></text:p>
      <text:p text:style-name="P19"><text:span text:style-name="T5">12. Кем направлен: </text:span><text:change-start text:change-id="ct264315376"/><text:span text:style-name="T9">getData('assignment.directed')</text:span><text:change-end text:change-id="ct264315376"/><text:span text:style-name="T7"> </text:span></text:p>
      <text:p text:style-name="P23"><text:span text:style-name="T10">13. Кем доставлен: </text:span><text:change-start text:change-id="ct264315480"/><text:span text:style-name="T18">getData('deliveredType')</text:span><text:change-end text:change-id="ct264315480"/><text:span text:style-name="T10"> </text:span></text:p>
      <text:p text:style-name="P22"><text:span text:style-name="T10">14. Диагноз направившего учреждения: </text:span><text:change-start text:change-id="ct304575320"/><text:span text:style-name="T15">findDiagnosis('diagnoses', '</text:span><text:bookmark text:name="docs-internal-guid-37392213-4313-9778-dec6-e1527c311ef9"/><text:span text:style-name="T15">diagReceivedMkb')['mkb']['code']</text:span><text:change-end text:change-id="ct304575320"/><text:span text:style-name="T15"> : </text:span><text:change-start text:change-id="ct304575528"/><text:span text:style-name="T15">findDiagnosis('diagnoses', '</text:span><text:bookmark text:name="docs-internal-guid-37392213-4313-9778-dec6-e1527c311ef91"/><text:span text:style-name="T15">diagReceivedMkb')['mkb']['diagnosis']</text:span><text:change-end text:change-id="ct304575528"/><text:span text:style-name="T14"> </text:span></text:p>
      <text:p text:style-name="P44"><text:span text:style-name="T10">15. Диагноз приемного отделения: </text:span><text:change-start text:change-id="ct304575632"/><text:span text:style-name="T15">findDiagnosis('diagnoses', '</text:span><text:bookmark text:name="docs-internal-guid-37392213-4313-ebc7-d0dd-8f3c988049bb1"/><text:span text:style-name="T15">admissionMkb')['mkb']['code']</text:span><text:change-end text:change-id="ct304575632"/><text:span text:style-name="T15">: </text:span><text:change-start text:change-id="ct304575424"/><text:span text:style-name="T15">findDiagnosis('diagnoses', '</text:span><text:bookmark text:name="docs-internal-guid-37392213-4313-ebc7-d0dd-8f3c988049bb"/><text:span text:style-name="T15">admissionMkb')['mkb']['diagnosis']</text:span><text:change-end text:change-id="ct304575424"/><text:span text:style-name="T14"> </text:span></text:p>
      <text:p text:style-name="P28">16. Доставлен в состоянии опьянения: </text:p>
      <text:p text:style-name="P23"><text:span text:style-name="T10">17. Госпитализирован по поводу данного заболевания в текущем году: </text:span><text:change-start text:change-id="ct264316000"/><text:span text:style-name="T18">getData('appealWithDeseaseThisYear')</text:span><text:change-end text:change-id="ct264316000"/> </text:p>
      <text:p text:style-name="P19"><text:span text:style-name="T5">18. Доставлен в стационар от начала заболевания (получения травмы): </text:span><text:change-start text:change-id="ct264316104"/><text:span text:style-name="T7">getData('deliveredAfterType')</text:span><text:change-end text:change-id="ct264316104"/><text:span text:style-name="T7"> </text:span></text:p>
      <text:p text:style-name="P11">19. Травма: </text:p>
      <text:p text:style-name="P19"><text:span text:style-name="T5">20. Дата поступления в приемное отделение: </text:span><text:change-start text:change-id="ct264316208"/><text:span text:style-name="T9">formatDateTime('rangeAppealDateTime.start')</text:span><text:change-end text:change-id="ct264316208"/><text:span text:style-name="T7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7">2</text:span><text:span text:style-name="T11">1</text:span><text:span text:style-name="T17">. </text:span><text:span text:style-name="T11">Дата выписки (смерти): </text:span><text:change-start text:change-id="ct264316312"/><text:span text:style-name="T19">formatDate('</text:span><text:span text:style-name="T44">leaved.outcomeDate</text:span><text:span text:style-name="T49">')</text:span><text:change-end text:change-id="ct264316312"/><text:span text:style-name="T45"> </text:span><text:span text:style-name="T34"> </text:span><text:span text:style-name="T11"><text:tab/><text:tab/>Время: </text:span><text:change-start text:change-id="ct264316416"/><text:span text:style-name="T51">formatTime('</text:span><text:span text:style-name="T44">leaved.outcomeDate</text:span><text:span text:style-name="T49">')</text:span><text:change-end text:change-id="ct264316416"/><text:span text:style-name="T46"> </text:span></text:p>
      <text:p text:style-name="P23"><text:span text:style-name="T11">22. Исход госпитализации:</text:span><text:span text:style-name="T35"> </text:span><text:change-start text:change-id="ct264623856"/><text:span text:style-name="T51">getData</text:span><text:span text:style-name="T52">('</text:span><text:span text:style-name="T48">leaved.hospOutcome'</text:span><text:span text:style-name="T52">)</text:span><text:change-end text:change-id="ct264623856"/><text:span text:style-name="T50"> </text:span></text:p>
      <text:p text:style-name="P13">22.1. Результат госпитализации<text:span text:style-name="T2">: </text:span><text:change-start text:change-id="ct264623960"/><text:span text:style-name="T41">getData('result.name')</text:span><text:change-end text:change-id="ct264623960"/><text:span text:style-name="T40"> </text:span></text:p>
      <text:p text:style-name="P23"><text:span text:style-name="T11">23. </text:span><text:span text:style-name="T35">Продолжительность госпитализации (койко-дней): </text:span><text:change-start text:change-id="ct264624064"/><text:span text:style-name="T19">getData</text:span><text:span text:style-name="T38">('</text:span><text:span text:style-name="T43">leaved.hospLength</text:span><text:span text:style-name="T48">')</text:span><text:change-end text:change-id="ct264624064"/><text:span text:style-name="T45"> </text:span></text:p>
      <text:p text:style-name="P23"><text:span text:style-name="T11">24. Листок нетрудоспособности: открыт </text:span><text:change-start text:change-id="ct264624168"/><text:span text:style-name="T19">formatDate</text:span><text:span text:style-name="T19">('</text:span><text:bookmark text:name="docs-internal-guid-3b9a1e70-4092-5e41-92eb-24038b26328c"/><text:span text:style-name="T49">tempInvalid.begDate</text:span><text:span text:style-name="T19">')</text:span><text:change-end text:change-id="ct264624168"/><text:span text:style-name="T11"> закрыт: </text:span><text:change-start text:change-id="ct264624272"/><text:span text:style-name="T19">formatDate</text:span><text:span text:style-name="T19">('</text:span><text:bookmark text:name="docs-internal-guid-3b9a1e70-4092-7957-c065-4bf071f25b8a"/><text:span text:style-name="T49">tempInvalid.endDate</text:span><text:span text:style-name="T19">')</text:span><text:change-end text:change-id="ct264624272"/><text:span text:style-name="T17"> </text:span></text:p>
      <text:p text:style-name="P23"><text:span text:style-name="T11">24.1. </text:span><text:span text:style-name="T39">По уходу за больным      Полных лет:  </text:span><text:change-start text:change-id="ct264624376"/><text:span text:style-name="T37">getData('</text:span><text:bookmark text:name="docs-internal-guid-3b9a1e70-4093-4c12-42f6-8af3e7eb4e4c"/><text:span text:style-name="T47">tempInvalid.age</text:span><text:span text:style-name="T37">')</text:span><text:change-end text:change-id="ct264624376"/><text:span text:style-name="T39">  Пол: муж 1           жен 2   <text:line-break/></text:span><text:span text:style-name="T11">25. </text:span><text:span text:style-name="T39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3">№</text:p>
          </table:table-cell>
          <table:table-cell table:style-name="Таблица2.A1" office:value-type="string">
            <text:p text:style-name="P33">Код отделения</text:p>
          </table:table-cell>
          <table:table-cell table:style-name="Таблица2.A1" office:value-type="string">
            <text:p text:style-name="P33">Профиль коек</text:p>
          </table:table-cell>
          <table:table-cell table:style-name="Таблица2.A1" office:value-type="string">
            <text:p text:style-name="P33">Код врача</text:p>
          </table:table-cell>
          <table:table-cell table:style-name="Таблица2.A1" office:value-type="string">
            <text:p text:style-name="P33">Дата</text:p>
            <text:p text:style-name="P33">поступления</text:p>
          </table:table-cell>
          <table:table-cell table:style-name="Таблица2.A1" office:value-type="string">
            <text:p text:style-name="P33">Дата</text:p>
            <text:p text:style-name="P33">выписки,</text:p>
            <text:p text:style-name="P33">перевода</text:p>
          </table:table-cell>
          <table:table-cell table:style-name="Таблица2.A1" office:value-type="string">
            <text:p text:style-name="P33">Код</text:p>
            <text:p text:style-name="P33">диагноза по МКБ</text:p>
          </table:table-cell>
          <table:table-cell table:style-name="Таблица2.A1" office:value-type="string">
            <text:p text:style-name="P33">Код медицинского стандарта</text:p>
          </table:table-cell>
          <table:table-cell table:style-name="Таблица2.I1" office:value-type="string">
            <text:p text:style-name="P33">Код прерванного </text:p>
            <text:p text:style-name="P33">случая</text:p>
          </table:table-cell>
        </table:table-row>
        <table:table-row>
          <table:table-cell table:style-name="Таблица2.A2" office:value-type="float" office:value="1">
            <text:p text:style-name="P40">1</text:p>
          </table:table-cell>
          <table:table-cell table:style-name="Таблица2.A2" office:value-type="float" office:value="2">
            <text:p text:style-name="P40">2</text:p>
          </table:table-cell>
          <table:table-cell table:style-name="Таблица2.A2" office:value-type="float" office:value="3">
            <text:p text:style-name="P40">3</text:p>
          </table:table-cell>
          <table:table-cell table:style-name="Таблица2.A2" office:value-type="float" office:value="4">
            <text:p text:style-name="P40">4</text:p>
          </table:table-cell>
          <table:table-cell table:style-name="Таблица2.A2" office:value-type="float" office:value="5">
            <text:p text:style-name="P40">5</text:p>
          </table:table-cell>
          <table:table-cell table:style-name="Таблица2.A2" office:value-type="float" office:value="6">
            <text:p text:style-name="P40">6</text:p>
          </table:table-cell>
          <table:table-cell table:style-name="Таблица2.A2" office:value-type="float" office:value="7">
            <text:p text:style-name="P40">7</text:p>
          </table:table-cell>
          <table:table-cell table:style-name="Таблица2.A2" office:value-type="float" office:value="8">
            <text:p text:style-name="P40">8</text:p>
          </table:table-cell>
          <table:table-cell table:style-name="Таблица2.I2" office:value-type="float" office:value="9">
            <text:p text:style-name="P40">9</text:p>
          </table:table-cell>
        </table:table-row>
        <table:table-row>
          <table:table-cell table:style-name="Таблица2.A3" office:value-type="string">
            <text:p text:style-name="P32"><office:annotation><dc:creator>&lt;анонимный&gt;</dc:creator><dc:date>2013-08-03T00:55:30.98</dc:date><text:p text:style-name="P47"><text:span text:style-name="T64">do row for moving in data['movings']</text:span></text:p></office:annotation> </text:p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A3" office:value-type="string">
            <text:p text:style-name="P32"/>
          </table:table-cell>
          <table:table-cell table:style-name="Таблица2.I3" office:value-type="string">
            <text:p text:style-name="P32"/>
          </table:table-cell>
        </table:table-row>
      </table:table>
      <text:p text:style-name="P13"/>
      <text:p text:style-name="P21"><text:span text:style-name="T26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4">Дата,</text:p>
            <text:p text:style-name="P34">час</text:p>
          </table:table-cell>
          <table:table-cell table:style-name="Таблица4.A1" table:number-rows-spanned="2" office:value-type="string">
            <text:p text:style-name="P34">Код хирурга</text:p>
          </table:table-cell>
          <table:table-cell table:style-name="Таблица4.A1" table:number-rows-spanned="2" office:value-type="string">
            <text:p text:style-name="P34">Код отделения</text:p>
          </table:table-cell>
          <table:table-cell table:style-name="Таблица4.A1" table:number-columns-spanned="2" office:value-type="string">
            <text:p text:style-name="P34">Операция</text:p>
          </table:table-cell>
          <table:covered-table-cell/>
          <table:table-cell table:style-name="Таблица4.A1" table:number-columns-spanned="2" office:value-type="string">
            <text:p text:style-name="P34">Осложнение</text:p>
          </table:table-cell>
          <table:covered-table-cell/>
          <table:table-cell table:style-name="Таблица4.A1" table:number-rows-spanned="2" office:value-type="string">
            <text:p text:style-name="P34">Анестезия</text:p>
          </table:table-cell>
          <table:table-cell table:style-name="Таблица4.I1" table:number-columns-spanned="3" office:value-type="string">
            <text:p text:style-name="P34">Использование</text:p>
            <text:p text:style-name="P34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6">Наименование</text:p>
          </table:table-cell>
          <table:table-cell table:style-name="Таблица4.D2" office:value-type="string">
            <text:p text:style-name="P36">Код</text:p>
          </table:table-cell>
          <table:table-cell table:style-name="Таблица4.D2" office:value-type="string">
            <text:p text:style-name="P36">Наименование</text:p>
          </table:table-cell>
          <table:table-cell table:style-name="Таблица4.D2" office:value-type="string">
            <text:p text:style-name="P36">Код</text:p>
          </table:table-cell>
          <table:covered-table-cell/>
          <table:table-cell table:style-name="Таблица4.D2" office:value-type="string">
            <text:p text:style-name="P36">Энд.</text:p>
          </table:table-cell>
          <table:table-cell table:style-name="Таблица4.D2" office:value-type="string">
            <text:p text:style-name="P36">Лазер.</text:p>
          </table:table-cell>
          <table:table-cell table:style-name="Таблица4.K2" office:value-type="string">
            <text:p text:style-name="P36">Криог.</text:p>
          </table:table-cell>
        </table:table-row>
        <table:table-row>
          <table:table-cell table:style-name="Таблица4.A3" office:value-type="float" office:value="1">
            <text:p text:style-name="P41">1</text:p>
          </table:table-cell>
          <table:table-cell table:style-name="Таблица4.A3" office:value-type="float" office:value="2">
            <text:p text:style-name="P41">2</text:p>
          </table:table-cell>
          <table:table-cell table:style-name="Таблица4.A3" office:value-type="float" office:value="3">
            <text:p text:style-name="P41">3</text:p>
          </table:table-cell>
          <table:table-cell table:style-name="Таблица4.A3" office:value-type="float" office:value="4">
            <text:p text:style-name="P41">4</text:p>
          </table:table-cell>
          <table:table-cell table:style-name="Таблица4.A3" office:value-type="float" office:value="5">
            <text:p text:style-name="P41">5</text:p>
          </table:table-cell>
          <table:table-cell table:style-name="Таблица4.A3" office:value-type="float" office:value="6">
            <text:p text:style-name="P41">6</text:p>
          </table:table-cell>
          <table:table-cell table:style-name="Таблица4.A3" office:value-type="float" office:value="7">
            <text:p text:style-name="P41">7</text:p>
          </table:table-cell>
          <table:table-cell table:style-name="Таблица4.A3" office:value-type="float" office:value="8">
            <text:p text:style-name="P41">8</text:p>
          </table:table-cell>
          <table:table-cell table:style-name="Таблица4.A3" office:value-type="float" office:value="9">
            <text:p text:style-name="P41">9</text:p>
          </table:table-cell>
          <table:table-cell table:style-name="Таблица4.A3" office:value-type="float" office:value="10">
            <text:p text:style-name="P41">10</text:p>
          </table:table-cell>
          <table:table-cell table:style-name="Таблица4.K3" office:value-type="float" office:value="11">
            <text:p text:style-name="P41">11</text:p>
          </table:table-cell>
        </table:table-row>
        <table:table-row>
          <table:table-cell table:style-name="Таблица4.D2" office:value-type="string">
            <text:p text:style-name="P35"><office:annotation><dc:creator>&lt;анонимный&gt;</dc:creator><dc:date>2013-08-03T00:32:04.02</dc:date><text:p text:style-name="P47"><text:span text:style-name="T65">do row for operation in data['operations']</text:span></text:p></office:annotation> <text:span text:style-name="T2">formatDate('begDate', operation) – formatDate('endDate', <text:s/>operation)</text:span></text:p>
          </table:table-cell>
          <table:table-cell table:style-name="Таблица4.D2" office:value-type="string">
            <text:p text:style-name="P39">getData('personCode', operation) <text:line-break/>getFullName('personName.name', operation)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9">getData('operationName', operation)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><text:span text:style-name="T2">getData('c</text:span>omplicationName, <text:span text:style-name="T2">operation)</text:span>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><text:span text:style-name="T2">getData('m</text:span>ethodAnesthesia, <text:s/><text:span text:style-name="T2">operation)</text:span></text:p>
          </table:table-cell>
          <table:table-cell table:style-name="Таблица4.D2" office:value-type="string">
            <text:p text:style-name="P35"/>
          </table:table-cell>
          <table:table-cell table:style-name="Таблица4.D2" office:value-type="string">
            <text:p text:style-name="P35"/>
          </table:table-cell>
          <table:table-cell table:style-name="Таблица4.K2" office:value-type="string">
            <text:p text:style-name="P35"/>
          </table:table-cell>
        </table:table-row>
      </table:table>
      <text:p text:style-name="P15"/>
      <text:p text:style-name="P23"><text:span text:style-name="T11">27. </text:span><text:span text:style-name="T39">Обследован: </text:span><text:span text:style-name="T37">RW</text:span><text:span text:style-name="T39">1 </text:span><text:span text:style-name="T37">[ </text:span><text:change-start text:change-id="ct264624480"/><text:span text:style-name="T37">getData('</text:span><text:bookmark text:name="docs-internal-guid-3b9a1e70-40c6-b6c9-7a31-cda8b557f9b9"/><text:span text:style-name="T50">laboratory.RW</text:span><text:span text:style-name="T37">')</text:span><text:change-end text:change-id="ct264624480"/><text:span text:style-name="T37"> ] <text:tab/>AIDS</text:span><text:span text:style-name="T39">2 </text:span><text:span text:style-name="T37">[ <text:s/>]</text:span></text:p>
      <text:p text:style-name="P21"><text:span text:style-name="T26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4"/>
          </table:table-cell>
          <table:table-cell table:style-name="Таблица5.A1" office:value-type="string">
            <text:p text:style-name="P38">Основное заболевание</text:p>
          </table:table-cell>
          <table:table-cell table:style-name="Таблица5.A1" office:value-type="string">
            <text:p text:style-name="P34">Код </text:p>
            <text:p text:style-name="P34">МКБ</text:p>
          </table:table-cell>
          <table:table-cell table:style-name="Таблица5.A1" office:value-type="string">
            <text:p text:style-name="P34">Осложнение</text:p>
          </table:table-cell>
          <table:table-cell table:style-name="Таблица5.A1" office:value-type="string">
            <text:p text:style-name="P34">Код </text:p>
            <text:p text:style-name="P34">МКБ</text:p>
          </table:table-cell>
          <table:table-cell table:style-name="Таблица5.A1" office:value-type="string">
            <text:p text:style-name="P34">Сопутствующее</text:p>
            <text:p text:style-name="P34">заболевание</text:p>
          </table:table-cell>
          <table:table-cell table:style-name="Таблица5.G1" office:value-type="string">
            <text:p text:style-name="P34">Код </text:p>
            <text:p text:style-name="P34">МКБ</text:p>
          </table:table-cell>
        </table:table-row>
        <table:table-row>
          <table:table-cell table:style-name="Таблица5.A2" office:value-type="string">
            <text:p text:style-name="P37">Клинический<text:line-break/> заключительны</text:p>
          </table:table-cell>
          <table:table-cell table:style-name="Таблица5.B2" office:value-type="string">
            <text:p text:style-name="P45"><text:change-start text:change-id="ct304575736"/><text:span text:style-name="T34">findDiagnosis('diagnoses', 'mainDiagMkb')['mkb']['diagnosis']</text:span><text:change-end text:change-id="ct304575736"/></text:p>
          </table:table-cell>
          <table:table-cell table:style-name="Таблица5.B2" office:value-type="string">
            <text:p text:style-name="P45"><text:change-start text:change-id="ct304575840"/><text:span text:style-name="T34">findDiagnosis('diagnoses', '</text:span><text:bookmark text:name="docs-internal-guid-5c9ebf0a-430c-3b4f-7932-1d5fbf6640c41"/><text:span text:style-name="T34">mainDiagMkb</text:span><text:span text:style-name="T2">'</text:span><text:span text:style-name="T34">)['mkb']['code']</text:span><text:change-end text:change-id="ct304575840"/></text:p>
          </table:table-cell>
          <table:table-cell table:style-name="Таблица5.B2" office:value-type="string">
            <text:p text:style-name="P45"><text:change-start text:change-id="ct304576048"/><text:span text:style-name="T34">findDiagnosis('diagnoses', '</text:span><text:bookmark text:name="docs-internal-guid-37392213-430e-bd39-669d-f82175c3d44a"/><text:span text:style-name="T34">diagComplMkb')['mkb']['diagnosis']</text:span><text:change-end text:change-id="ct304576048"/><text:span text:style-name="T34"> </text:span></text:p>
          </table:table-cell>
          <table:table-cell table:style-name="Таблица5.B2" office:value-type="string">
            <text:p text:style-name="P45"><text:change-start text:change-id="ct304576256"/><text:span text:style-name="T34">findDiagnosis('diagnoses', '</text:span><text:bookmark text:name="docs-internal-guid-37392213-430e-bd39-669d-f82175c3d44a1"/><text:span text:style-name="T34">diagComplMkb</text:span><text:span text:style-name="T2">'</text:span><text:span text:style-name="T34">)['mkb']['code']</text:span><text:change-end text:change-id="ct304576256"/></text:p>
          </table:table-cell>
          <table:table-cell table:style-name="Таблица5.B2" office:value-type="string">
            <text:p text:style-name="P45"><text:change-start text:change-id="ct304575944"/><text:span text:style-name="T34">findDiagnosis('diagnoses', '</text:span><text:bookmark text:name="docs-internal-guid-37392213-430f-4862-f95a-3e66446fe2a2"/><text:span text:style-name="T34">assocDiagMkb')['mkb']['diagnosis']</text:span><text:change-end text:change-id="ct304575944"/><text:span text:style-name="T34"> </text:span></text:p>
          </table:table-cell>
          <table:table-cell table:style-name="Таблица5.G2" office:value-type="string">
            <text:p text:style-name="P45"><text:change-start text:change-id="ct304576360"/><text:span text:style-name="T34">findDiagnosis('diagnoses', '</text:span><text:bookmark text:name="docs-internal-guid-37392213-430f-4862-f95a-3e66446fe2a21"/><text:span text:style-name="T34">assocDiagMkb</text:span><text:span text:style-name="T2">'</text:span><text:span text:style-name="T34">)['mkb']['code']</text:span><text:change-end text:change-id="ct304576360"/></text:p>
          </table:table-cell>
        </table:table-row>
        <table:table-row>
          <table:table-cell table:style-name="Таблица5.B2" office:value-type="string">
            <text:p text:style-name="P37">Патолого-<text:line-break/>анатомический</text:p>
          </table:table-cell>
          <table:table-cell table:style-name="Таблица5.B2" office:value-type="string">
            <text:p text:style-name="P45"><text:change-start text:change-id="ct304576464"/><text:span text:style-name="T34">findDiagnosis('diagnoses', '</text:span><text:bookmark text:name="docs-internal-guid-37392213-4310-28bd-5385-3d22053240e3"/><text:span text:style-name="T34">mainDiagMkbPat ')['mkb']['diagnosis']</text:span><text:change-end text:change-id="ct304576464"/></text:p>
          </table:table-cell>
          <table:table-cell table:style-name="Таблица5.B2" office:value-type="string">
            <text:p text:style-name="P45"><text:change-start text:change-id="ct304576568"/><text:span text:style-name="T34">findDiagnosis('diagnoses', '</text:span><text:bookmark text:name="docs-internal-guid-37392213-4310-28bd-5385-3d22053240e31"/><text:span text:style-name="T34">mainDiagMkbPat </text:span><text:span text:style-name="T2">'</text:span><text:span text:style-name="T34">)['mkb']['code']</text:span><text:change-end text:change-id="ct304576568"/>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G2" office:value-type="string">
            <text:p text:style-name="P35"/>
          </table:table-cell>
        </table:table-row>
      </table:table>
      <text:p text:style-name="P13"/>
      <text:p text:style-name="P23"><text:span text:style-name="T11">29. Дефекты догоспитального этапа: </text:span><text:change-start text:change-id="ct301728392"/><text:span text:style-name="T17">getData('preHospitalDefects')</text:span><text:change-end text:change-id="ct301728392"/><text:span text:style-name="T53"> </text:span></text:p>
      <text:p text:style-name="P21"><text:span text:style-name="T26">30. </text:span><text:span text:style-name="T24">Код вида ВМП</text:span><text:span text:style-name="T26">: </text:span><text:span text:style-name="T29">getData('</text:span><text:span text:style-name="T26">quoting.quotaType_id</text:span><text:span text:style-name="T29">') </text:span><text:change-start text:change-id="ct264624584"/><text:span text:style-name="T29">getData('</text:span><text:span text:style-name="T26">quoting.quotaTypeName</text:span><text:span text:style-name="T29">')</text:span><text:change-end text:change-id="ct264624584"/><text:span text:style-name="T29"> </text:span></text:p>
      <text:p text:style-name="P21"><text:span text:style-name="T24">Метод лечения</text:span><text:span text:style-name="T26">: </text:span><text:change-start text:change-id="ct264624688"/><text:span text:style-name="T29">getData('</text:span><text:span text:style-name="T26">quoting.treatmentName</text:span><text:span text:style-name="T29">')</text:span><text:change-end text:change-id="ct264624688"/><text:span text:style-name="T29"> </text:span></text:p>
      <text:p text:style-name="P21"><text:span text:style-name="T24">Модель пациента</text:span><text:span text:style-name="T26">: </text:span><text:change-start text:change-id="ct264624792"/><text:span text:style-name="T29">getData('</text:span><text:span text:style-name="T26">quoting.patientModelName</text:span><text:span text:style-name="T29">')</text:span><text:change-end text:change-id="ct264624792"/><text:span text:style-name="T26"> </text:span></text:p>
      <text:p text:style-name="P23"><text:span text:style-name="T11">31. Дата следующей госпитализации в текущем году: </text:span><text:change-start text:change-id="ct264624896"/><text:span text:style-name="T19">getData('</text:span><text:span text:style-name="T44">leaved.nextHospDate</text:span><text:span text:style-name="T49">')</text:span><text:change-end text:change-id="ct264624896"/><text:span text:style-name="T45"> </text:span></text:p>
      <text:p text:style-name="P23"><text:soft-page-break/><text:span text:style-name="T11">Отделение госпитализации: </text:span><text:change-start text:change-id="ct264625000"/><text:span text:style-name="T19">getData ('</text:span><text:span text:style-name="T49">leaved.nextHospDepartment.name')</text:span><text:change-end text:change-id="ct264625000"/><text:span text:style-name="T45"> </text:span></text:p>
      <text:p text:style-name="P23"><text:span text:style-name="T11">Источник финансирования следующей госпитализации: </text:span><text:change-start text:change-id="ct264625104"/><text:span text:style-name="T51">getData('</text:span><text:span text:style-name="T49">leaved.nextHospFinanceType')</text:span><text:change-end text:change-id="ct264625104"/><text:span text:style-name="T46"> </text:span></text:p>
      <text:p text:style-name="P13"/>
      <text:p text:style-name="P13"/>
      <text:p text:style-name="P10"><text:span text:style-name="T17">Подпись лечащего врача _______________________ </text:span><text:span text:style-name="T11">/ </text:span><text:change-start text:change-id="ct264625208"/><text:span text:style-name="T51">getFullName('</text:span><text:span text:style-name="T49">leaved.leavedDoctor.name')</text:span><text:change-end text:change-id="ct264625208"/><text:span text:style-name="T11"> /</text:span></text:p>
      <text:p text:style-name="P31"/>
      <text:p text:style-name="P31">Подпись заведующего отделением _______________________ <text:span text:style-name="T34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6369888" text:id="ct96369888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64312464" text:id="ct264312464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64312568" text:id="ct264312568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64312672" text:id="ct264312672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96369888"/><text:span text:style-name="MT1">getData('patient.id')</text:span><text:change-end text:change-id="ct96369888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64312464"/><text:span text:style-name="MT2">getData('id')</text:span><text:change-end text:change-id="ct26431246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64312568"/>getBarcode39('<text:span text:style-name="MT3">patient.id</text:span>')<text:change-end text:change-id="ct264312568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64312672"/>getBarcode39(<text:span text:style-name="MT4">'id'</text:span>)<text:change-end text:change-id="ct264312672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03T11:33:01.08</dc:date>
    <meta:editing-duration>PT7H42M7S</meta:editing-duration>
    <meta:editing-cycles>80</meta:editing-cycles>
    <meta:generator>OpenOffice.org/3.4.1$Win32 OpenOffice.org_project/341m1$Build-9593</meta:generator>
    <meta:document-statistic meta:table-count="5" meta:image-count="0" meta:object-count="0" meta:page-count="3" meta:paragraph-count="126" meta:word-count="420" meta:character-count="4827"/>
  </office:meta>
</office:document-meta>
</file>